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6.89cm"/>
    </style:style>
    <style:style style:name="co2" style:family="table-column">
      <style:table-column-properties fo:break-before="auto" style:column-width="5.12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eed tree generation cycles:</text:p>
          </table:table-cell>
          <table:table-cell/>
        </table:table-row>
        <table:table-row table:style-name="ro1">
          <table:table-cell office:value-type="float" office:value="5783580" calcext:value-type="float">
            <text:p>5783580</text:p>
          </table:table-cell>
          <table:table-cell table:formula="of:=([.A2]/[.A14])*100" office:value-type="float" office:value="10.7173067275774" calcext:value-type="float">
            <text:p>10.7173067275774</text:p>
          </table:table-cell>
        </table:table-row>
        <table:table-row table:style-name="ro1">
          <table:table-cell office:value-type="string" calcext:value-type="string">
            <text:p>main commitment computation cycles:</text:p>
          </table:table-cell>
          <table:table-cell/>
        </table:table-row>
        <table:table-row table:style-name="ro1">
          <table:table-cell office:value-type="float" office:value="29099727" calcext:value-type="float">
            <text:p>29099727</text:p>
          </table:table-cell>
          <table:table-cell table:formula="of:=([.A4]/[.A14])*100" office:value-type="float" office:value="53.9234695375124" calcext:value-type="float">
            <text:p>53.9234695375124</text:p>
          </table:table-cell>
        </table:table-row>
        <table:table-row table:style-name="ro1">
          <table:table-cell office:value-type="string" calcext:value-type="string">
            <text:p>tree root cycles:</text:p>
          </table:table-cell>
          <table:table-cell/>
        </table:table-row>
        <table:table-row table:style-name="ro1">
          <table:table-cell office:value-type="float" office:value="5891293" calcext:value-type="float">
            <text:p>5891293</text:p>
          </table:table-cell>
          <table:table-cell table:formula="of:=([.A6]/[.A14])*100" office:value-type="float" office:value="10.9169051181154" calcext:value-type="float">
            <text:p>10.9169051181154</text:p>
          </table:table-cell>
        </table:table-row>
        <table:table-row table:style-name="ro1">
          <table:table-cell office:value-type="string" calcext:value-type="string">
            <text:p>computing first response and digest cycles:</text:p>
          </table:table-cell>
          <table:table-cell/>
        </table:table-row>
        <table:table-row table:style-name="ro1">
          <table:table-cell office:value-type="float" office:value="5368808" calcext:value-type="float">
            <text:p>5368808</text:p>
          </table:table-cell>
          <table:table-cell table:formula="of:=([.A8]/[.A14])*100" office:value-type="float" office:value="9.94871033122589" calcext:value-type="float">
            <text:p>9.94871033122589</text:p>
          </table:table-cell>
        </table:table-row>
        <table:table-row table:style-name="ro1">
          <table:table-cell office:value-type="string" calcext:value-type="string">
            <text:p>merkle proof cycles:</text:p>
          </table:table-cell>
          <table:table-cell/>
        </table:table-row>
        <table:table-row table:style-name="ro1">
          <table:table-cell office:value-type="float" office:value="4384395" calcext:value-type="float">
            <text:p>4384395</text:p>
          </table:table-cell>
          <table:table-cell table:formula="of:=([.A10]/[.A14])*100" office:value-type="float" office:value="8.12453636499482" calcext:value-type="float">
            <text:p>8.12453636499482</text:p>
          </table:table-cell>
        </table:table-row>
        <table:table-row table:style-name="ro1">
          <table:table-cell office:value-type="string" calcext:value-type="string">
            <text:p>GGM and response cycles:</text:p>
          </table:table-cell>
          <table:table-cell/>
        </table:table-row>
        <table:table-row table:style-name="ro1">
          <table:table-cell office:value-type="float" office:value="1879866" calcext:value-type="float">
            <text:p>1879866</text:p>
          </table:table-cell>
          <table:table-cell table:formula="of:=([.A12]/[.A14])*100" office:value-type="float" office:value="3.48349993062152" calcext:value-type="float">
            <text:p>3.48349993062152</text:p>
          </table:table-cell>
        </table:table-row>
        <table:table-row table:style-name="ro1">
          <table:table-cell office:value-type="string" calcext:value-type="string">
            <text:p>sign cycles:</text:p>
          </table:table-cell>
          <table:table-cell/>
        </table:table-row>
        <table:table-row table:style-name="ro1">
          <table:table-cell office:value-type="float" office:value="53964864" calcext:value-type="float">
            <text:p>5396486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20:15:45.464271158</meta:creation-date>
    <dc:date>2025-06-04T00:26:22.474661990</dc:date>
    <meta:editing-duration>PT4H24S</meta:editing-duration>
    <meta:editing-cycles>1</meta:editing-cycles>
    <meta:document-statistic meta:table-count="1" meta:cell-count="20" meta:object-count="0"/>
    <meta:generator>LibreOffice/24.2.7.2$Linux_X86_64 LibreOffice_project/420$Build-2</meta:generator>
  </office:meta>
</office:document-meta>
</file>